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ccff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ccff" draw:fill="none" draw:fill-color="#ffffff" fo:min-height="0.1cm"/>
    </style:style>
    <style:style style:name="gr3" style:family="graphic" style:parent-style-name="standard">
      <style:graphic-properties draw:stroke="none" svg:stroke-color="#00ccff" draw:fill="none" draw:fill-color="#ffffff" fo:min-height="0.6cm"/>
    </style:style>
    <style:style style:name="gr4" style:family="graphic" style:parent-style-name="standard">
      <style:graphic-properties draw:stroke="none" svg:stroke-color="#00ccff" draw:fill="none" draw:fill-color="#ffffff" fo:min-height="1.1cm"/>
    </style:style>
    <style:style style:name="gr5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ccff" draw:fill="none" draw:fill-color="#ffffff" fo:min-height="1cm"/>
    </style:style>
    <style:style style:name="gr7" style:family="graphic" style:parent-style-name="standard">
      <style:graphic-properties draw:stroke="none" svg:stroke-color="#00ccff" draw:fill="none" draw:fill-color="#ffffff" fo:min-height="0.9cm"/>
    </style:style>
    <style:style style:name="gr8" style:family="graphic" style:parent-style-name="objectwithoutfill">
      <style:graphic-properties draw:stroke="none" svg:stroke-color="#00ccff" draw:fill="none" fo:min-height="0.531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text-properties fo:color="#00cc00"/>
    </style:style>
    <style:style style:name="P3" style:family="paragraph">
      <style:text-properties fo:color="#00cc00"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start"/>
      <style:text-properties fo:color="#00cc00"/>
    </style:style>
    <style:style style:name="P6" style:family="paragraph">
      <style:paragraph-properties fo:text-align="start"/>
      <style:text-properties fo:color="#00cc00" fo:font-size="12pt" style:font-size-asian="12pt" style:font-size-complex="12pt"/>
    </style:style>
    <style:style style:name="P7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16.229cm" svg:height="8.529cm" svg:x="0.471cm" svg:y="4.971cm">
          <draw:text-box>
            <text:p><text:span text:style-name="T1">def permit(*filters)</text:span></text:p>
            <text:p><text:span text:style-name="T1"><text:s text:c="2"/></text:span><text:span text:style-name="T1">params = self.class.new</text:span></text:p>
            <text:p><text:span text:style-name="T1"><text:s text:c="2"/></text:span></text:p>
            <text:p><text:span text:style-name="T1"><text:s text:c="2"/></text:span><text:span text:style-name="T1">filters.flatten.each do |filter|</text:span></text:p>
            <text:p><text:span text:style-name="T1"><text:s text:c="4"/></text:span><text:span text:style-name="T1">case filter</text:span></text:p>
            <text:p><text:span text:style-name="T1"><text:s text:c="4"/></text:span><text:span text:style-name="T1">when Symbol, String</text:span></text:p>
            <text:p><text:span text:style-name="T1"><text:s text:c="6"/></text:span><text:span text:style-name="T1">permitted_scalar_filter(params, filter)</text:span></text:p>
            <text:p><text:span text:style-name="T1"><text:s text:c="4"/></text:span><text:span text:style-name="T1">when Hash then</text:span></text:p>
            <text:p><text:span text:style-name="T1"><text:s text:c="6"/></text:span><text:span text:style-name="T1">hash_filter(params, filter)</text:span></text:p>
            <text:p><text:span text:style-name="T1"><text:s text:c="4"/></text:span><text:span text:style-name="T1">end</text:span></text:p>
            <text:p><text:span text:style-name="T1"><text:s text:c="2"/></text:span><text:span text:style-name="T1">end</text:span></text:p>
            <text:p><text:span text:style-name="T1"><text:s text:c="2"/></text:span></text:p>
            <text:p><text:span text:style-name="T1"><text:s text:c="2"/></text:span><text:span text:style-name="T1">unpermitted_parameters!(params) if self.class.action_on_unpermitted_parameters</text:span></text:p>
            <text:p><text:span text:style-name="T1"><text:s text:c="2"/></text:span></text:p>
            <text:p><text:span text:style-name="T1"><text:s text:c="2"/></text:span><text:span text:style-name="T1">params.permit!</text:span></text:p>
            <text:p><text:span text:style-name="T1"><text:s text:c="2"/></text:span></text:p>
            <text:p><text:span text:style-name="T1">end</text:span></text:p>
          </draw:text-box>
        </draw:frame>
        <draw:frame draw:style-name="gr2" draw:text-style-name="P3" xml:id="id1" draw:id="id1" draw:layer="layout" svg:width="10.7cm" svg:height="0.78cm" svg:x="1.9cm" svg:y="1.52cm">
          <draw:text-box>
            <text:p text:style-name="P2"><text:span text:style-name="T1">flatten</text:span><text:span text:style-name="T1">来自</text:span><text:span text:style-name="T1">Array</text:span><text:span text:style-name="T1">，将</text:span><text:span text:style-name="T1">filters</text:span><text:span text:style-name="T1">数组内的数组递归展开</text:span></text:p>
          </draw:text-box>
        </draw:frame>
        <draw:frame draw:style-name="gr3" draw:text-style-name="P1" xml:id="id2" draw:id="id2" draw:layer="layout" svg:width="13.9cm" svg:height="5.52cm" svg:x="13.7cm" svg:y="0.535cm">
          <draw:text-box>
            <text:p><text:span text:style-name="T1">def permitted_scalar_filter(params, key) <text:s text:c="6"/></text:span></text:p>
            <text:p><text:span text:style-name="T1"><text:s text:c="2"/></text:span><text:span text:style-name="T1">if has_key?(key) &amp;&amp; permitted_scalar?(self[key])</text:span></text:p>
            <text:p><text:span text:style-name="T1"><text:s text:c="4"/></text:span><text:span text:style-name="T1">params[key] = self[key]</text:span></text:p>
            <text:p><text:span text:style-name="T1"><text:s text:c="2"/></text:span><text:span text:style-name="T1">end</text:span></text:p>
            <text:p><text:span text:style-name="T1"><text:s text:c="2"/></text:span></text:p>
            <text:p><text:span text:style-name="T1"><text:s text:c="2"/></text:span><text:span text:style-name="T1">keys.grep(/\A#{Regexp.escape(key)}\(\d+[if]?\)\z/) do |k|</text:span></text:p>
            <text:p><text:span text:style-name="T1"><text:s text:c="4"/></text:span><text:span text:style-name="T1">if permitted_scalar?(self[k])</text:span></text:p>
            <text:p><text:span text:style-name="T1"><text:s text:c="6"/></text:span><text:span text:style-name="T1">params[k] = self[k]</text:span></text:p>
            <text:p><text:span text:style-name="T1"><text:s text:c="4"/></text:span><text:span text:style-name="T1">end</text:span></text:p>
            <text:p><text:span text:style-name="T1"><text:s text:c="2"/></text:span><text:span text:style-name="T1">end</text:span></text:p>
            <text:p><text:span text:style-name="T1">end</text:span></text:p>
          </draw:text-box>
        </draw:frame>
        <draw:frame draw:style-name="gr4" draw:text-style-name="P1" xml:id="id4" draw:id="id4" draw:layer="layout" svg:width="16.5cm" svg:height="10.205cm" svg:x="24.8cm" svg:y="11.295cm">
          <draw:text-box>
            <text:p><text:span text:style-name="T1">def hash_filter(params, filter) <text:s/></text:span></text:p>
            <text:p><text:span text:style-name="T1"><text:s text:c="2"/></text:span><text:span text:style-name="T1">filter = filter.with_indifferent_access</text:span></text:p>
            <text:p><text:span text:style-name="T1"><text:s text:c="2"/></text:span></text:p>
            <text:p><text:span text:style-name="T1"><text:s text:c="2"/></text:span><text:span text:style-name="T1"># Slicing filters out non-declared keys.</text:span></text:p>
            <text:p><text:span text:style-name="T1"><text:s text:c="2"/></text:span><text:span text:style-name="T1">slice(*filter.keys).each do |key, value|</text:span></text:p>
            <text:p><text:span text:style-name="T1"><text:s text:c="4"/></text:span><text:span text:style-name="T1">next unless value</text:span></text:p>
            <text:p><text:span text:style-name="T1"><text:s text:c="4"/></text:span></text:p>
            <text:p><text:span text:style-name="T1"><text:s text:c="4"/></text:span><text:span text:style-name="T1">if filter[key] == EMPTY_ARRAY</text:span></text:p>
            <text:p><text:span text:style-name="T1"><text:s text:c="6"/></text:span><text:span text:style-name="T1"># Declaration { comment_ids: [] }.</text:span></text:p>
            <text:p><text:span text:style-name="T1"><text:s text:c="6"/></text:span><text:span text:style-name="T1">array_of_permitted_scalars_filter(params, key)</text:span></text:p>
            <text:p><text:span text:style-name="T1"><text:s text:c="4"/></text:span><text:span text:style-name="T1">else</text:span></text:p>
            <text:p><text:span text:style-name="T1"><text:s text:c="6"/></text:span><text:span text:style-name="T1"># Declaration { user: :name } or { user: [:name, :age, { address: ... }] }.</text:span></text:p>
            <text:p><text:span text:style-name="T1"><text:s text:c="6"/></text:span><text:span text:style-name="T1">params[key] = each_element(value) do |element|</text:span></text:p>
            <text:p><text:span text:style-name="T1"><text:s text:c="8"/></text:span><text:span text:style-name="T1">if element.is_a?(Hash)</text:span></text:p>
            <text:p><text:span text:style-name="T1"><text:s text:c="10"/></text:span><text:span text:style-name="T1">element = self.class.new(element) unless element.respond_to?(:permit)</text:span></text:p>
            <text:p><text:span text:style-name="T1"><text:s text:c="10"/></text:span><text:span text:style-name="T1">element.permit(*Array.wrap(filter[key]))</text:span></text:p>
            <text:p><text:span text:style-name="T1"><text:s text:c="8"/></text:span><text:span text:style-name="T1">end</text:span></text:p>
            <text:p><text:span text:style-name="T1"><text:s text:c="6"/></text:span><text:span text:style-name="T1">end</text:span></text:p>
            <text:p><text:span text:style-name="T1"><text:s text:c="4"/></text:span><text:span text:style-name="T1">end</text:span></text:p>
            <text:p><text:span text:style-name="T1"><text:s text:c="2"/></text:span><text:span text:style-name="T1">end</text:span></text:p>
            <text:p><text:span text:style-name="T1">end</text:span></text:p>
          </draw:text-box>
        </draw:frame>
        <draw:frame draw:style-name="gr3" draw:text-style-name="P1" xml:id="id3" draw:id="id3" draw:layer="layout" svg:width="16.1cm" svg:height="9.257cm" svg:x="30.302cm" svg:y="1.4cm">
          <draw:text-box>
            <text:p><text:span text:style-name="T1">PERMITTED_SCALAR_TYPES = [ <text:s text:c="4"/></text:span></text:p>
            <text:p><text:span text:style-name="T1"><text:s text:c="2"/></text:span><text:span text:style-name="T1">String,</text:span></text:p>
            <text:p><text:span text:style-name="T1"><text:s text:c="2"/></text:span><text:span text:style-name="T1">Symbol,</text:span></text:p>
            <text:p><text:span text:style-name="T1"><text:s text:c="2"/></text:span><text:span text:style-name="T1">NilClass,</text:span></text:p>
            <text:p><text:span text:style-name="T1"><text:s text:c="2"/></text:span><text:span text:style-name="T1">Numeric,</text:span></text:p>
            <text:p><text:span text:style-name="T1"><text:s text:c="2"/></text:span><text:span text:style-name="T1">TrueClass,</text:span></text:p>
            <text:p><text:span text:style-name="T1"><text:s text:c="2"/></text:span><text:span text:style-name="T1">FalseClass,</text:span></text:p>
            <text:p><text:span text:style-name="T1"><text:s text:c="2"/></text:span><text:span text:style-name="T1">Date,</text:span></text:p>
            <text:p><text:span text:style-name="T1"><text:s text:c="2"/></text:span><text:span text:style-name="T1">Time,</text:span></text:p>
            <text:p><text:span text:style-name="T1"><text:s text:c="2"/></text:span><text:span text:style-name="T1"># DateTimes are Dates, we document the type but avoid the redundant check.</text:span></text:p>
            <text:p><text:span text:style-name="T1"><text:s text:c="2"/></text:span><text:span text:style-name="T1">StringIO,</text:span></text:p>
            <text:p><text:span text:style-name="T1"><text:s text:c="2"/></text:span><text:span text:style-name="T1">IO,</text:span></text:p>
            <text:p><text:span text:style-name="T1"><text:s text:c="2"/></text:span><text:span text:style-name="T1">ActionDispatch::Http::UploadedFile,</text:span></text:p>
            <text:p><text:span text:style-name="T1"><text:s text:c="2"/></text:span><text:span text:style-name="T1">Rack::Test::UploadedFile,</text:span></text:p>
            <text:p><text:span text:style-name="T1">]</text:span></text:p>
            <text:p><text:span text:style-name="T1"/></text:p>
            <text:p><text:span text:style-name="T1">def permitted_scalar?(value)</text:span></text:p>
            <text:p><text:span text:style-name="T1"><text:s text:c="2"/></text:span><text:span text:style-name="T1">PERMITTED_SCALAR_TYPES.any? {|type| value.is_a?(type)}</text:span></text:p>
            <text:p><text:span text:style-name="T1">end</text:span></text:p>
          </draw:text-box>
        </draw:frame>
        <draw:connector draw:style-name="gr5" draw:text-style-name="P4" draw:layer="layout" draw:type="curve" svg:x1="6.277cm" svg:y1="6.543cm" svg:x2="7.25cm" svg:y2="2.3cm" draw:end-shape="id1" draw:end-glue-point="2" svg:d="M6277 6543c0-2806 973-685 973-4243" svg:viewBox="0 0 974 4244">
          <text:p/>
        </draw:connector>
        <draw:connector draw:style-name="gr5" draw:text-style-name="P4" draw:layer="layout" draw:type="curve" svg:x1="8.89cm" svg:y1="8.23cm" svg:x2="13.7cm" svg:y2="3.295cm" draw:end-shape="id2" svg:d="M8890 8230c3232 0 828-4935 4810-4935" svg:viewBox="0 0 4811 4936">
          <text:p/>
        </draw:connector>
        <draw:connector draw:style-name="gr5" draw:text-style-name="P4" draw:layer="layout" draw:type="curve" svg:x1="23.671cm" svg:y1="1.433cm" svg:x2="30.302cm" svg:y2="6.028cm" draw:end-shape="id3" svg:d="M23671 1433c4599 0 1284 4595 6631 4595" svg:viewBox="0 0 6632 4596">
          <text:p/>
        </draw:connector>
        <draw:connector draw:style-name="gr5" draw:text-style-name="P4" draw:layer="layout" draw:type="curve" svg:x1="19.9cm" svg:y1="3.815cm" svg:x2="30.302cm" svg:y2="6.028cm" draw:end-shape="id3" draw:end-glue-point="3" svg:d="M19900 3815c7426 0 2226 2213 10402 2213" svg:viewBox="0 0 10403 2214">
          <text:p/>
        </draw:connector>
        <draw:connector draw:style-name="gr5" draw:text-style-name="P4" draw:layer="layout" draw:type="curve" draw:line-skew="6.387cm" svg:x1="6.475cm" svg:y1="9.189cm" svg:x2="24.8cm" svg:y2="16.397cm" draw:end-shape="id4" draw:end-glue-point="3" svg:d="M6475 9189c22950 0 13788 7208 18325 7208" svg:viewBox="0 0 18326 7209">
          <text:p/>
        </draw:connector>
        <draw:frame draw:style-name="gr3" draw:text-style-name="P3" xml:id="id5" draw:id="id5" draw:layer="layout" svg:width="10.7cm" svg:height="3.095cm" svg:x="9.7cm" svg:y="13.205cm">
          <draw:text-box>
            <text:p text:style-name="P2"><text:span text:style-name="T1">Allow to control the behavior when parameters that are not explicitly permitted are found. The values can be :log to write a message on the logger or :raise to raise ActionController::UnpermittedParameters exception. The default value is :log in test and development environments, false otherwise</text:span></text:p>
          </draw:text-box>
        </draw:frame>
        <draw:connector draw:style-name="gr5" draw:text-style-name="P4" draw:layer="layout" draw:type="curve" svg:x1="12.627cm" svg:y1="11.538cm" svg:x2="15.05cm" svg:y2="13.205cm" draw:end-shape="id5" draw:end-glue-point="0" svg:d="M12627 11538c0 876 2423 43 2423 1667" svg:viewBox="0 0 2424 1668">
          <text:p/>
        </draw:connector>
        <draw:frame draw:style-name="gr6" draw:text-style-name="P1" xml:id="id6" draw:id="id6" draw:layer="layout" svg:width="15.8cm" svg:height="5.939cm" svg:x="8.2cm" svg:y="19.1cm">
          <draw:text-box>
            <text:p><text:span text:style-name="T1">def unpermitted_parameters!(params) <text:s text:c="6"/></text:span></text:p>
            <text:p><text:span text:style-name="T1"><text:s text:c="2"/></text:span><text:span text:style-name="T1">unpermitted_keys = unpermitted_keys(params)</text:span></text:p>
            <text:p><text:span text:style-name="T1"><text:s text:c="2"/></text:span><text:span text:style-name="T1">if unpermitted_keys.any?</text:span></text:p>
            <text:p><text:span text:style-name="T1"><text:s text:c="4"/></text:span><text:span text:style-name="T1">case self.class.action_on_unpermitted_parameters</text:span></text:p>
            <text:p><text:span text:style-name="T1"><text:s text:c="4"/></text:span><text:span text:style-name="T1">when :log</text:span></text:p>
            <text:p><text:span text:style-name="T1"><text:s text:c="6"/></text:span><text:span text:style-name="T1">name = "unpermitted_parameters.action_controller"</text:span></text:p>
            <text:p><text:span text:style-name="T1"><text:s text:c="6"/></text:span><text:span text:style-name="T1">ActiveSupport::Notifications.instrument(name, keys: unpermitted_keys)</text:span></text:p>
            <text:p><text:span text:style-name="T1"><text:s text:c="4"/></text:span><text:span text:style-name="T1">when :raise</text:span></text:p>
            <text:p><text:span text:style-name="T1"><text:s text:c="6"/></text:span><text:span text:style-name="T1">raise ActionController::UnpermittedParameters.new(unpermitted_keys)</text:span></text:p>
            <text:p><text:span text:style-name="T1"><text:s text:c="4"/></text:span><text:span text:style-name="T1">end</text:span></text:p>
            <text:p><text:span text:style-name="T1"><text:s text:c="2"/></text:span><text:span text:style-name="T1">end</text:span></text:p>
            <text:p><text:span text:style-name="T1">end</text:span></text:p>
          </draw:text-box>
        </draw:frame>
        <draw:connector draw:style-name="gr5" draw:text-style-name="P4" draw:layer="layout" draw:type="curve" svg:x1="4.524cm" svg:y1="11.471cm" svg:x2="8.2cm" svg:y2="22.069cm" draw:end-shape="id6" svg:d="M4524 11471c2382 0 544 10598 3676 10598" svg:viewBox="0 0 3677 10599">
          <text:p/>
        </draw:connector>
        <draw:frame draw:style-name="gr7" draw:text-style-name="P1" xml:id="id7" draw:id="id7" draw:layer="layout" svg:width="12.9cm" svg:height="1.673cm" svg:x="10.078cm" svg:y="25.894cm">
          <draw:text-box>
            <text:p><text:span text:style-name="T1">def unpermitted_keys(params)</text:span></text:p>
            <text:p><text:span text:style-name="T1"><text:s text:c="2"/></text:span><text:span text:style-name="T1">self.keys - params.keys - self.always_permitted_parameters</text:span></text:p>
            <text:p><text:span text:style-name="T1">end</text:span></text:p>
          </draw:text-box>
        </draw:frame>
        <draw:connector draw:style-name="gr5" draw:text-style-name="P4" draw:layer="layout" draw:type="curve" svg:x1="17.767cm" svg:y1="19.979cm" svg:x2="22.978cm" svg:y2="26.73cm" draw:end-shape="id7" draw:end-glue-point="1" svg:d="M17767 19979c8566 0 5961 6751 5211 6751" svg:viewBox="0 0 6174 6752">
          <text:p/>
        </draw:connector>
        <draw:frame draw:style-name="gr4" draw:text-style-name="P1" xml:id="id8" draw:id="id8" draw:layer="layout" svg:width="7.8cm" svg:height="4.991cm" svg:x="1.278cm" svg:y="26.567cm">
          <draw:text-box>
            <text:p><text:span text:style-name="T1">def permit!</text:span></text:p>
            <text:p><text:span text:style-name="T1"><text:s text:c="2"/></text:span><text:span text:style-name="T1">each_pair do |key, value|</text:span></text:p>
            <text:p><text:span text:style-name="T1"><text:s text:c="4"/></text:span><text:span text:style-name="T1">Array.wrap(value).each do |v|</text:span></text:p>
            <text:p><text:span text:style-name="T1"><text:s text:c="6"/></text:span><text:span text:style-name="T1">v.permit! if v.respond_to? :permit!</text:span></text:p>
            <text:p><text:span text:style-name="T1"><text:s text:c="4"/></text:span><text:span text:style-name="T1">end</text:span></text:p>
            <text:p><text:span text:style-name="T1"><text:s text:c="2"/></text:span><text:span text:style-name="T1">end</text:span></text:p>
            <text:p><text:span text:style-name="T1"><text:s text:c="2"/></text:span></text:p>
            <text:p><text:span text:style-name="T1"><text:s text:c="2"/></text:span><text:span text:style-name="T1">@permitted = true</text:span></text:p>
            <text:p><text:span text:style-name="T1"><text:s text:c="2"/></text:span><text:span text:style-name="T1">self</text:span></text:p>
            <text:p><text:span text:style-name="T1">end</text:span></text:p>
          </draw:text-box>
        </draw:frame>
        <draw:connector draw:style-name="gr5" draw:text-style-name="P4" draw:layer="layout" draw:type="curve" svg:x1="2.368cm" svg:y1="12.503cm" svg:x2="5.178cm" svg:y2="26.567cm" draw:end-shape="id8" draw:end-glue-point="0" svg:d="M2368 12503c0 10173 2810 3141 2810 14064" svg:viewBox="0 0 2811 14065">
          <text:p/>
        </draw:connector>
        <draw:frame draw:style-name="gr8" draw:text-style-name="P6" draw:layer="layout" svg:width="5.582cm" svg:height="1.838cm" svg:x="22.118cm" svg:y="5.8cm">
          <draw:text-box>
            <text:p text:style-name="P5"><text:span text:style-name="T1">如果有这参数，并符合类型，即将其加到刚</text:span><text:span text:style-name="T1">new</text:span><text:span text:style-name="T1">出的</text:span><text:span text:style-name="T1">params</text:span><text:span text:style-name="T1">中</text:span></text:p>
          </draw:text-box>
        </draw:frame>
        <draw:connector draw:style-name="gr5" draw:text-style-name="P7" draw:layer="layout" draw:type="curve" draw:line-skew="-0.725cm" svg:x1="15.05cm" svg:y1="16.3cm" svg:x2="8.2cm" svg:y2="22.069cm" draw:start-shape="id5" draw:start-glue-point="2" draw:end-shape="id6" draw:end-glue-point="3" svg:d="M15050 16300c0 1012-3675 842-5575 2032s-2025 3737-1275 3737" svg:viewBox="0 0 7279 5770">
          <text:p/>
        </draw:connector>
        <draw:frame draw:style-name="gr3" draw:text-style-name="P3" xml:id="id9" draw:id="id9" draw:layer="layout" svg:width="8cm" svg:height="1.309cm" svg:x="11.678cm" svg:y="30.267cm">
          <draw:text-box>
            <text:p text:style-name="P2"><text:span text:style-name="T1">递归地对其下的</text:span><text:span text:style-name="T1">param</text:span><text:span text:style-name="T1">进行</text:span><text:span text:style-name="T1">permit!</text:span><text:span text:style-name="T1">，将使得</text:span><text:span text:style-name="T1">permitted?</text:span><text:span text:style-name="T1">返回</text:span><text:span text:style-name="T1">true</text:span></text:p>
          </draw:text-box>
        </draw:frame>
        <draw:connector draw:style-name="gr5" draw:text-style-name="P7" draw:layer="layout" draw:type="curve" svg:x1="7.816cm" svg:y1="29.022cm" svg:x2="11.678cm" svg:y2="30.921cm" draw:end-shape="id9" draw:end-glue-point="3" svg:d="M7816 29022c2521 0 591 1899 3862 1899" svg:viewBox="0 0 3863 1900">
          <text:p/>
        </draw:connector>
        <draw:frame draw:style-name="gr8" draw:text-style-name="P6" draw:layer="layout" svg:width="6.238cm" svg:height="0.781cm" svg:x="10.262cm" svg:y="7.319cm">
          <draw:text-box>
            <text:p text:style-name="P5"><text:span text:style-name="T1">如果用</text:span><text:span text:style-name="T1">symbol</text:span><text:span text:style-name="T1">或</text:span><text:span text:style-name="T1">string</text:span><text:span text:style-name="T1">来指明</text:span></text:p>
          </draw:text-box>
        </draw:frame>
        <draw:frame draw:style-name="gr2" draw:text-style-name="P3" xml:id="id10" draw:id="id10" draw:layer="layout" svg:width="16.2cm" svg:height="1.783cm" svg:x="26.178cm" svg:y="22.484cm">
          <draw:text-box>
            <text:p text:style-name="P2"><text:span text:style-name="T1">来自</text:span><text:span text:style-name="T1">active_support/core_ext/hash/indifferent_access.rb</text:span><text:span text:style-name="T1">：</text:span></text:p>
            <text:p text:style-name="P2"><text:span text:style-name="T1">ActiveSupport::HashWithIndifferentAccess.new_from_hash_copying_default(self)</text:span></text:p>
            <text:p text:style-name="P2"><text:span text:style-name="T1">即是，如果该</text:span><text:span text:style-name="T1">hash</text:span><text:span text:style-name="T1">中有键为</text:span><text:span text:style-name="T1">symbol</text:span><text:span text:style-name="T1">，则转为</text:span><text:span text:style-name="T1">string</text:span></text:p>
          </draw:text-box>
        </draw:frame>
        <draw:frame draw:style-name="gr8" draw:text-style-name="P6" draw:layer="layout" svg:width="6.238cm" svg:height="0.781cm" svg:x="9.762cm" svg:y="8.519cm">
          <draw:text-box>
            <text:p text:style-name="P5"><text:span text:style-name="T1">如果用</text:span><text:span text:style-name="T1">hash</text:span><text:span text:style-name="T1">来指明</text:span></text:p>
          </draw:text-box>
        </draw:frame>
        <draw:connector draw:style-name="gr5" draw:text-style-name="P7" draw:layer="layout" draw:type="curve" svg:x1="32.103cm" svg:y1="12.129cm" svg:x2="42.378cm" svg:y2="23.375cm" draw:end-shape="id10" draw:end-glue-point="1" svg:d="M32103 12129c16162 0 11025 11246 10275 11246" svg:viewBox="0 0 11641 11247">
          <text:p/>
        </draw:connector>
        <draw:connector draw:style-name="gr5" draw:text-style-name="P7" draw:layer="layout" draw:type="curve" svg:x1="5.658cm" svg:y1="30.243cm" svg:x2="11.678cm" svg:y2="30.921cm" draw:end-shape="id9" draw:end-glue-point="3" svg:d="M5658 30243c4140 0 1130 678 6020 678" svg:viewBox="0 0 6021 6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67cm" fo:margin-bottom="0.162cm" fo:margin-left="0.278cm" fo:margin-right="0.21cm" fo:page-width="46.4cm" fo:page-height="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0T16:33:41.348000000</meta:creation-date>
    <dc:date>2015-09-11T14:10:47.185000000</dc:date>
    <meta:editing-duration>PT1H39M15S</meta:editing-duration>
    <meta:editing-cycles>10</meta:editing-cycles>
    <meta:generator>LibreOffice/4.2.7.2$Windows_x86 LibreOffice_project/933c0aa564ec4f8883ed5732c866db48dca4dac5</meta:generator>
    <meta:document-statistic meta:object-count="27"/>
  </office:meta>
</office:document-meta>
</file>